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4.701cm"/>
    </style:style>
    <style:style style:name="Tableau2.B" style:family="table-column">
      <style:table-column-properties style:column-width="14.30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B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493cm"/>
    </style:style>
    <style:style style:name="Tableau4.C" style:family="table-column">
      <style:table-column-properties style:column-width="3.358cm"/>
    </style:style>
    <style:style style:name="Tableau4.D" style:family="table-column">
      <style:table-column-properties style:column-width="3.38cm"/>
    </style:style>
    <style:style style:name="Tableau4.E" style:family="table-column">
      <style:table-column-properties style:column-width="4.15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E1" style:family="table-cell">
      <style:table-cell-properties fo:background-color="#fff5f0" fo:padding="0.097cm" fo:border="0.05pt solid #999999">
        <style:background-image/>
      </style:table-cell-properties>
    </style:style>
    <style:style style:name="Tableau4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A4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6" style:family="table-row">
      <style:table-row-properties style:min-row-height="0.397cm" fo:keep-together="always"/>
    </style:style>
    <style:style style:name="Table1" style:family="table">
      <style:table-properties style:width="19.001cm" table:align="margins" style:may-break-between-rows="false"/>
    </style:style>
    <style:style style:name="Table1.A" style:family="table-column">
      <style:table-column-properties style:column-width="10.599cm" style:rel-column-width="6009*"/>
    </style:style>
    <style:style style:name="Table1.B" style:family="table-column">
      <style:table-column-properties style:column-width="8.401cm" style:rel-column-width="4763*"/>
    </style:style>
    <style:style style:name="Table1.A1" style:family="table-cell">
      <style:table-cell-properties fo:padding="0cm" fo:border-left="none" fo:border-right="none" fo:border-top="none" fo:border-bottom="0.05pt solid #999999"/>
    </style:style>
    <style:style style:name="Table1.B1" style:family="table-cell">
      <style:table-cell-properties fo:padding="0cm" fo:border="none"/>
    </style:style>
    <style:style style:name="Table3" style:family="table">
      <style:table-properties style:width="8.401cm" table:align="margins" style:may-break-between-rows="false"/>
    </style:style>
    <style:style style:name="Table3.A" style:family="table-column">
      <style:table-column-properties style:column-width="4.265cm" style:rel-column-width="2418*"/>
    </style:style>
    <style:style style:name="Table3.B" style:family="table-column">
      <style:table-column-properties style:column-width="4.136cm" style:rel-column-width="2345*"/>
    </style:style>
    <style:style style:name="Table3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3.B1" style:family="table-cell">
      <style:table-cell-properties fo:padding="0.097cm" fo:border="0.05pt solid #999999"/>
    </style:style>
    <style:style style:name="Table2" style:family="table">
      <style:table-properties style:width="18.99cm" table:align="left"/>
    </style:style>
    <style:style style:name="Table2.A" style:family="table-column">
      <style:table-column-properties style:column-width="2.6cm"/>
    </style:style>
    <style:style style:name="Table2.B" style:family="table-column">
      <style:table-column-properties style:column-width="5.493cm"/>
    </style:style>
    <style:style style:name="Table2.C" style:family="table-column">
      <style:table-column-properties style:column-width="3.358cm"/>
    </style:style>
    <style:style style:name="Table2.D" style:family="table-column">
      <style:table-column-properties style:column-width="3.38cm"/>
    </style:style>
    <style:style style:name="Table2.E" style:family="table-column">
      <style:table-column-properties style:column-width="4.159cm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2.E1" style:family="table-cell">
      <style:table-cell-properties fo:background-color="#fff5f0" fo:padding="0.097cm" fo:border="0.05pt solid #999999">
        <style:background-image/>
      </style:table-cell-properties>
    </style:style>
    <style:style style:name="Table2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2.3" style:family="table-row">
      <style:table-row-properties style:min-row-height="0.081cm" fo:keep-together="always"/>
    </style:style>
    <style:style style:name="Table2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2.A4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2.6" style:family="table-row">
      <style:table-row-properties style:min-row-height="0.397cm" fo:keep-together="always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15cb8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e7f5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f64d3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94be25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66790" officeooo:paragraph-rsid="0294be25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92d8b7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899967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899967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966790" style:font-size-asian="9pt" style:font-size-complex="9pt"/>
    </style:style>
    <style:style style:name="P30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2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3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3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aa5f25" style:font-size-asian="10pt" style:font-size-complex="10pt"/>
    </style:style>
    <style:style style:name="P3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weight="bold" officeooo:paragraph-rsid="02aa5f25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761703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38" style:family="paragraph" style:parent-style-name="Standard">
      <style:text-properties style:font-name="Calibri" fo:font-weight="bold" officeooo:rsid="02b50bbe" officeooo:paragraph-rsid="02b50bbe" style:font-weight-asian="bold" style:font-weight-complex="bold"/>
    </style:style>
    <style:style style:name="P39" style:family="paragraph" style:parent-style-name="Standard">
      <style:text-properties style:font-name="Calibri" fo:font-weight="bold" officeooo:rsid="02b6c8e6" officeooo:paragraph-rsid="02b6c8e6" style:font-weight-asian="bold" style:font-weight-complex="bold"/>
    </style:style>
    <style:style style:name="P4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2ac1128" officeooo:paragraph-rsid="02ac1128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f5b1f6" officeooo:paragraph-rsid="02aa5f25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b50bbe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b50bbe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b50bbe" style:font-size-asian="10.5pt" style:font-weight-asian="bold" style:font-size-complex="10.5pt" style:font-weight-complex="bold"/>
    </style:style>
    <style:style style:name="P46" style:family="paragraph" style:parent-style-name="Table_20_Contents">
      <style:text-properties style:font-name="Calibri" fo:font-size="10pt" officeooo:paragraph-rsid="02b50bbe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50bbe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b89a66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b50bbe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66790" officeooo:paragraph-rsid="02b50bbe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cec4e1" style:font-size-asian="9pt" style:font-size-complex="9pt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b50bbe" style:font-size-asian="9pt" style:font-size-complex="9pt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b50bbe" style:font-size-asian="9pt" style:font-size-complex="9pt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29a17b9" officeooo:paragraph-rsid="02cec4e1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6pt" fo:font-weight="bold" officeooo:rsid="0291cb00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a6abda" style:font-size-asian="16pt" style:font-weight-asian="bold" style:font-size-complex="16pt" style:font-weight-complex="bold"/>
    </style:style>
    <style:style style:name="T10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1" style:family="text">
      <style:text-properties fo:font-style="normal" officeooo:rsid="00f5b1f6" style:font-style-asian="normal" style:font-style-complex="normal"/>
    </style:style>
    <style:style style:name="T12" style:family="text">
      <style:text-properties fo:font-style="normal" officeooo:rsid="02ac1128" style:font-style-asian="normal" style:font-style-complex="normal"/>
    </style:style>
    <style:style style:name="T13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4" style:family="text">
      <style:text-properties officeooo:rsid="012f134b"/>
    </style:style>
    <style:style style:name="T15" style:family="text">
      <style:text-properties officeooo:rsid="02c4740a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13"><text:text-input text:description="&lt;company.name&gt;">Company Name</text:text-input></text:span><text:span text:style-name="T7"><text:line-break/></text:span><text:span text:style-name="T6"><text:text-input text:description="&lt;company.street&gt;">Street</text:text-input></text:span><text:span text:style-name="T6"> </text:span><text:span text:style-name="T6"><text:text-input text:description="&lt;company.street2&gt;">street2</text:text-input></text:span><text:span text:style-name="T6"><text:line-break/></text:span><text:span text:style-name="T6"><text:text-input text:description="&lt;company.zip&gt;">Zip</text:text-input></text:span><text:span text:style-name="T6"> </text:span><text:span text:style-name="T6"><text:text-input text:description="&lt;company.city&gt;">City</text:text-input></text:span><text:span text:style-name="T6"> </text:span><text:span text:style-name="T6"><text:text-input text:description="&lt;company.country_id.name&gt;">Country</text:text-input></text:span><text:span text:style-name="T5"><text:line-break/></text:span><text:span text:style-name="T5"><text:text-input text:description="&lt;(company.phone and 'Tél.:           ' or '') + (company.phone and company.phone or '')&gt;">Phone</text:text-input></text:span><text:span text:style-name="T5"><text:line-break/></text:span><text:span text:style-name="T5"><text:text-input text:description="&lt;(company.fax and 'Fax:             ' or '') + (company.fax and company.fax or '')&gt;">Fax</text:text-input></text:span><text:span text:style-name="T5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30"><text:s/><draw:frame draw:style-name="fr2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3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34"><text:span text:style-name="T10"><text:text-input text:description="&lt;if test=&quot;o.partner_id&quot;&gt;">If</text:text-input></text:span><text:span text:style-name="T10"> </text:span></text:p>
            <text:p text:style-name="P35"><text:span text:style-name="T12"><text:text-input text:description="&lt;print_address_type('invoice')&gt;">Address type:</text:text-input></text:span><text:span text:style-name="T11"> </text:span></text:p>
            <text:p text:style-name="P40"><text:text-input text:description="&lt;print_partner_address_by_type(o.partner_id, 'invoice')&gt;">Invoice address </text:text-input></text:p>
            <text:p text:style-name="P41"><text:text-input text:description="&lt;/if&gt;">Endif</text:text-input></text:p>
          </table:table-cell>
        </table:table-row>
      </table:table>
      <text:p text:style-name="P31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/>
            <text:p text:style-name="P19"><text:span text:style-name="T9">Récapitulatif de </text:span><text:span text:style-name="T8">Paiement</text:span> </text:p>
            <text:p text:style-name="P5"/>
            <text:p text:style-name="P7"/>
          </table:table-cell>
          <table:table-cell table:style-name="Tableau7.B1" office:value-type="string">
            <text:p text:style-name="P6"><text:text-input text:description="&lt;if test=&quot;date&quot;&gt;">If</text:text-input></text:p>
            <text:p text:style-name="P26"><text:span text:style-name="T14">En d</text:span>ate <text:span text:style-name="T14">du</text:span> <text:span text:style-name="T3"><text:text-input text:description="&lt;formatLang(o.date,date = True)&gt;">Date</text:text-input></text:span></text:p>
            <text:p text:style-name="P11"><text:text-input text:description="&lt;/if&gt;">Endif</text:text-input></text:p>
          </table:table-cell>
        </table:table-row>
      </table:table>
      <text:p text:style-name="P31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21">Ref. du règlement </text:p>
            </table:table-cell>
            <table:table-cell table:style-name="Tableau2.B1" office:value-type="string">
              <text:p text:style-name="P20">Description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12"><text:text-input text:description="&lt;o.reference&gt;">Reference</text:text-input></text:p>
          </table:table-cell>
          <table:table-cell table:style-name="Tableau2.B2" office:value-type="float" office:value="0">
            <text:p text:style-name="P13"><text:text-input text:description="&lt;o.name&gt;">Name</text:text-input></text:p>
          </table:table-cell>
        </table:table-row>
      </table:table>
      <text:p text:style-name="P9"><text:text-input text:description="&lt;if test=&quot;o.narration&quot;&gt;">If</text:text-input></text:p>
      <text:p text:style-name="P17"/>
      <text:p text:style-name="P33"><text:text-input text:description="&lt;format(o.narration or '')&gt;">Notes</text:text-input></text:p>
      <text:p text:style-name="P48"><text:text-input text:description="&lt;/if&gt;">Endif</text:text-input></text:p>
      <text:p text:style-name="P49"><text:text-input text:description="&lt;if test=&quot;should_print_debit_lines(o.line_dr_ids)&quot;&gt;">If</text:text-input></text:p>
      <text:p text:style-name="P55"/>
      <text:p text:style-name="P38">Facture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 table:style-name="Tableau4.1">
            <table:table-cell table:style-name="Tableau4.A1" office:value-type="string">
              <text:p text:style-name="P22">Date</text:p>
            </table:table-cell>
            <table:table-cell table:style-name="Tableau4.A1" office:value-type="string">
              <text:p text:style-name="P25">Description </text:p>
            </table:table-cell>
            <table:table-cell table:style-name="Tableau4.A1" office:value-type="string">
              <text:p text:style-name="P23">Montant original</text:p>
            </table:table-cell>
            <table:table-cell table:style-name="Tableau4.A1" office:value-type="string">
              <text:p text:style-name="P23">Solde initial</text:p>
            </table:table-cell>
            <table:table-cell table:style-name="Tableau4.E1" office:value-type="string">
              <text:p text:style-name="P23">Paiement</text:p>
            </table:table-cell>
          </table:table-row>
        </table:table-header-rows>
        <table:table-row table:style-name="Tableau4.1">
          <table:table-cell table:style-name="Tableau4.A2" table:number-columns-spanned="5" office:value-type="string">
            <text:p text:style-name="P16"><text:text-input text:description="&lt;for each=&quot;line in o.line_dr_id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5" office:value-type="float" office:value="0">
            <text:p text:style-name="P10"><text:text-input text:description="&lt;if test=&quot;should_print_debit_line_at_0(line)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4" office:value-type="float" office:value="0">
            <text:p text:style-name="P14"><text:text-input text:description="&lt;formatLang(line.date_original,date = True)&gt;">Due Date</text:text-input></text:p>
          </table:table-cell>
          <table:table-cell table:style-name="Tableau4.A4" office:value-type="float" office:value="0">
            <text:p text:style-name="P15"><text:text-input text:description="&lt;line.name&gt;">Description</text:text-input></text:p>
          </table:table-cell>
          <table:table-cell table:style-name="Tableau4.A4" office:value-type="float" office:value="0">
            <text:p text:style-name="P27"><text:text-input text:description="&lt;formatLang(line.amount_original, dp='Account', currency_obj=o.currency_id)&gt;">Original Amount</text:text-input></text:p>
          </table:table-cell>
          <table:table-cell table:style-name="Tableau4.A4" office:value-type="float" office:value="0">
            <text:p text:style-name="P28"><text:text-input text:description="&lt;formatLang(line.amount_unreconciled, dp='Account', currency_obj=o.currency_id)&gt;">Balance Due</text:text-input></text:p>
          </table:table-cell>
          <table:table-cell table:style-name="Tableau4.A3">
            <text:p text:style-name="P29"><text:text-input text:description="&lt;formatLang(line.amount, dp='Account', currency_obj=o.currency_id)&gt;"/></text:p>
          </table:table-cell>
        </table:table-row>
        <table:table-row table:style-name="Tableau4.3">
          <table:table-cell table:style-name="Tableau4.A3" table:number-columns-spanned="5" office:value-type="float" office:value="0">
            <text:p text:style-name="P1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4.6">
          <table:table-cell table:style-name="Tableau4.A3" table:number-columns-spanned="5" office:value-type="float" office:value="0">
            <text:p text:style-name="P16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9"><text:text-input text:description="&lt;/if&gt;">Endif</text:text-input></text:p>
      <text:p text:style-name="P49"><text:text-input text:description="&lt;if test=&quot;should_print_credit_lines(o.line_cr_ids)&quot;&gt;">If</text:text-input></text:p>
      <text:p text:style-name="P49"/>
      <text:p text:style-name="P39">Avoi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43">Date</text:p>
            </table:table-cell>
            <table:table-cell table:style-name="Table2.A1" office:value-type="string">
              <text:p text:style-name="P45">Description </text:p>
            </table:table-cell>
            <table:table-cell table:style-name="Table2.A1" office:value-type="string">
              <text:p text:style-name="P44">Montant original</text:p>
            </table:table-cell>
            <table:table-cell table:style-name="Table2.A1" office:value-type="string">
              <text:p text:style-name="P44">Solde initial</text:p>
            </table:table-cell>
            <table:table-cell table:style-name="Table2.E1" office:value-type="string">
              <text:p text:style-name="P44">Paiement</text:p>
            </table:table-cell>
          </table:table-row>
        </table:table-header-rows>
        <table:table-row table:style-name="Table2.1">
          <table:table-cell table:style-name="Table2.A2" table:number-columns-spanned="5" office:value-type="string">
            <text:p text:style-name="P46"><text:text-input text:description="&lt;for each=&quot;line in o.line_cr_id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5" office:value-type="float" office:value="0">
            <text:p text:style-name="P47"><text:text-input text:description="&lt;if test=&quot;should_print_credit_line_at_0(line)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4" office:value-type="float" office:value="0">
            <text:p text:style-name="P50"><text:text-input text:description="&lt;formatLang(line.date_original,date = True)&gt;">Due Date</text:text-input></text:p>
          </table:table-cell>
          <table:table-cell table:style-name="Table2.A4" office:value-type="float" office:value="0">
            <text:p text:style-name="P51"><text:text-input text:description="&lt;line.name&gt;">Description</text:text-input></text:p>
          </table:table-cell>
          <table:table-cell table:style-name="Table2.A4" office:value-type="float" office:value="0">
            <text:p text:style-name="P52"><text:text-input text:description="&lt;formatLang(line.amount_original, dp='Account', currency_obj=o.currency_id)&gt;">Original Amount</text:text-input></text:p>
          </table:table-cell>
          <table:table-cell table:style-name="Table2.A4" office:value-type="float" office:value="0">
            <text:p text:style-name="P53"><text:text-input text:description="&lt;formatLang(line.amount_unreconciled, dp='Account', currency_obj=o.currency_id)&gt;">Balance Due</text:text-input></text:p>
          </table:table-cell>
          <table:table-cell table:style-name="Table2.A3">
            <text:p text:style-name="P54"><text:text-input text:description="&lt;formatLang(line.amount, dp='Account', currency_obj=o.currency_id)&gt;"/></text:p>
          </table:table-cell>
        </table:table-row>
        <table:table-row table:style-name="Table2.3">
          <table:table-cell table:style-name="Table2.A3" table:number-columns-spanned="5" office:value-type="float" office:value="0">
            <text:p text:style-name="P47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table:number-columns-spanned="5" office:value-type="float" office:value="0">
            <text:p text:style-name="P46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9"><text:text-input text:description="&lt;/if&gt;">Endif</text:text-input></text:p>
      <text:p text:style-name="P4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/>
          </table:table-cell>
          <table:table-cell table:style-name="Table1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2">Montant du <text:span text:style-name="T15">paiement</text:span></text:p>
                </table:table-cell>
                <table:table-cell table:style-name="Table3.B1" office:value-type="string">
                  <text:p text:style-name="P18"><text:text-input text:description="&lt;formatLang(o.amount, dp='Account', currency_obj=o.currency_id)&gt;">Total</text:text-input></text:p>
                </table:table-cell>
              </table:table-row>
            </table:table>
            <text:p text:style-name="P24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8-07-18T14:55:49.564000000</dc:date>
    <meta:editing-duration>P2DT3H41M14S</meta:editing-duration>
    <meta:editing-cycles>845</meta:editing-cycles>
    <meta:generator>LibreOffice/5.3.4.2$Windows_X86_64 LibreOffice_project/f82d347ccc0be322489bf7da61d7e4ad13fe2ff3</meta:generator>
    <meta:document-statistic meta:table-count="8" meta:image-count="0" meta:object-count="0" meta:page-count="1" meta:paragraph-count="57" meta:word-count="196" meta:character-count="688" meta:non-whitespace-character-count="632"/>
    <meta:user-defined meta:name="Info 1"/>
    <meta:user-defined meta:name="Info 2"/>
    <meta:user-defined meta:name="Info 3"/>
    <meta:user-defined meta:name="Info 4"/>
  </office:meta>
</office:document-meta>
</file>